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MI8" svg:font-family="CMMI8"/>
    <style:font-face style:name="Mangal1" svg:font-family="Mangal"/>
    <style:font-face style:name="NimbusRomNo9L" svg:font-family="NimbusRomNo9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officeooo:paragraph-rsid="0016576c"/>
    </style:style>
    <style:style style:name="P3"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officeooo:paragraph-rsid="00228f18" style:font-style-asian="normal" style:font-style-complex="normal"/>
    </style:style>
    <style:style style:name="P14" style:family="paragraph" style:parent-style-name="Standard">
      <style:text-properties fo:font-style="normal" officeooo:paragraph-rsid="00245621" style:font-style-asian="normal" style:font-style-complex="normal"/>
    </style:style>
    <style:style style:name="P15" style:family="paragraph" style:parent-style-name="Standard">
      <style:paragraph-properties fo:line-height="125%" fo:padding="0.074cm" fo:border-left="none" fo:border-right="none" fo:border-top="none" fo:border-bottom="0.99pt solid #000000" style:join-border="false"/>
    </style:style>
    <style:style style:name="P16"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17" style:family="paragraph" style:parent-style-name="Standard">
      <style:text-properties fo:font-style="normal" officeooo:rsid="002528b8" officeooo:paragraph-rsid="00245621" style:font-style-asian="normal" style:font-style-complex="normal"/>
    </style:style>
    <style:style style:name="P18" style:family="paragraph" style:parent-style-name="Standard">
      <style:text-properties fo:font-style="normal" officeooo:rsid="00261ce6" officeooo:paragraph-rsid="00261ce6" style:font-style-asian="normal" style:font-style-complex="normal"/>
    </style:style>
    <style:style style:name="P19" style:family="paragraph" style:parent-style-name="Standard">
      <style:text-properties fo:font-style="normal" officeooo:rsid="00261ce6" officeooo:paragraph-rsid="0027de40" style:font-style-asian="normal" style:font-style-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officeooo:paragraph-rsid="00280e30" style:font-style-asian="italic" style:font-style-complex="italic"/>
    </style:style>
    <style:style style:name="P22" style:family="paragraph" style:parent-style-name="Text_20_body">
      <style:paragraph-properties fo:line-height="125%"/>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0def7"/>
    </style:style>
    <style:style style:name="T3" style:family="text">
      <style:text-properties fo:font-weight="bold" officeooo:rsid="0016576c" style:font-weight-asian="bold" style:font-weight-complex="bold"/>
    </style:style>
    <style:style style:name="T4" style:family="text">
      <style:text-properties fo:font-weight="bold" officeooo:rsid="0020def7"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7de40"/>
    </style:style>
    <style:style style:name="T10" style:family="text">
      <style:text-properties style:font-name="NimbusRomNo9L" fo:font-size="12pt"/>
    </style:style>
    <style:style style:name="T11" style:family="text">
      <style:text-properties style:font-name="NimbusRomNo9L" fo:font-size="12pt" fo:font-style="italic"/>
    </style:style>
    <style:style style:name="T12" style:family="text">
      <style:text-properties style:font-name="CMMI8" fo:font-size="8pt"/>
    </style:style>
    <style:style style:name="T13" style:family="text">
      <style:text-properties officeooo:rsid="002944ae"/>
    </style:style>
    <style:style style:name="T14"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2">6</text:span></text:p>
      <text:p text:style-name="P3">(zum <text:span text:style-name="T2">13</text:span>. <text:span text:style-name="T2">Dez</text:span>ember 2012)</text:p>
      <text:p text:style-name="P1"/>
      <text:p text:style-name="P7">Gruppe 08</text:p>
      <text:p text:style-name="P1">Björn Stabel 222128</text:p>
      <text:p text:style-name="P1">Tim Strehlow 316594</text:p>
      <text:p text:style-name="P1">Friedrich Maiwald 350570</text:p>
      <text:p text:style-name="P15"/>
      <text:p text:style-name="P1"/>
      <text:p text:style-name="P2"><text:span text:style-name="T3">Aufgabe </text:span><text:span text:style-name="T4">6</text:span><text:span text:style-name="T3">.1: </text:span><text:span text:style-name="T5">Synchronisation physischer Uhren nach Cristian </text:span></text:p>
      <text:p text:style-name="P22">Ein Rechner will seine Uhr (ρ = 10–5) mit der Referenzuhr eines anderen Rechners synchronisieren (es wird angenommen, dass diese Referenzuhr eine Drift von 0 hat). Der Median der Nachrichtenlaufzeit x ̃ beträgt 4 ms, die minimale Nachrichtenlaufzeit x min beträgt 2 ms. Die Schranke für einen erfolgreichen Versuch U sei gleich 2x ̃ gewählt. </text:p>
      <text:p text:style-name="P9">a)  Wie viele erfolglose Synchronisationsversuche k muss der Rechner maximal durchführen, damit die Wahrscheinlichkeit für den Verlust der Synchronisation q kleiner als 10–6 ist?</text:p>
      <text:p text:style-name="P21">b)  Wie hoch ist die erwartete Anzahl der Versuche bis zum Erfolg? </text:p>
      <text:p text:style-name="P21">c)  Wie hoch ist der maximale Fehler einer Anpassung?</text:p>
      <text:p text:style-name="P21">d)  Wie groß sind das minimale und das maximale Synchronisationsintervall ∆min und ∆max zu wa ̈hlen, damit die Abweichung der Uhr von der Referenzuhr immer kleiner als 4 ms ist, solange die Synchro- nisation nicht verloren geht? </text:p>
      <text:p text:style-name="P9"/>
      <text:p text:style-name="P16"/>
      <text:p text:style-name="P16"/>
      <text:p text:style-name="P11">Aufgabe 6.2: Physische Uhren </text:p>
      <text:p text:style-name="P8">Erläutern Sie, unter welchen Bedingungen Zeitstempel, die nur durch das Ablesen einer lokalen physischen Uhr gewonnen werden, die Uhrenbedingung erfüllen. </text:p>
      <text:p text:style-name="P10"/>
      <text:p text:style-name="P10">a) Welche Bedingungen muss jede lokale Uhr erfüllen? </text:p>
      <text:p text:style-name="P10"/>
      <text:p text:style-name="P13"/>
      <text:p text:style-name="P10"/>
      <text:p text:style-name="P10">b) Welche Bedingungen muss jedes Paar von Uhren erfüllen? </text:p>
      <text:p text:style-name="P10"/>
      <text:p text:style-name="P10">c) Ist es möglich, mit physischen Uhren auch die Umkehrung der Uhrenbedingung zu erfüllen?</text:p>
      <text:p text:style-name="P8"/>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text:soft-page-break/>Informationsträger nicht mehr aus? </text:p>
      <text:p text:style-name="P12"/>
      <text:p text:style-name="P14"><text:span text:style-name="T7">Wenn wir einfach auf den Vektor als Informationsträger setzen würden, hätten wir das Problem, dass Nachrichten nicht verarbeitet werden, sobald ein Prozess eine Nachricht erhält deren </text:span><text:span text:style-name="T7">vorhergehende Nachricht nicht an ihn gerichtet war. </text:span><text:span text:style-name="T8">Damit wäre die Bedingung, dass keine Nachricht von beliebigem Prozess Pk fehlt, nicht erfüllt.</text:span></text:p>
      <text:p text:style-name="P17"/>
      <text:p text:style-name="P12"/>
      <text:p text:style-name="P8">b) Welche Datenstruktur müsste gewählt werden, und welchen Einfluss hat diese <text:span text:style-name="T6">Ä</text:span>nderung auf die Auslieferungsbedingung und die Aktualisierung? </text:p>
      <text:p text:style-name="P8"/>
      <text:p text:style-name="P18">Mit jeder Nachricht müsste ein zweiter <text:span text:style-name="T9">binärer</text:span> Vektor mitgeschickt werden, in welchen die Werte auf <text:span text:style-name="T9">1</text:span> gesetzt sind, wenn die Nachricht kausal von einer <text:span text:style-name="T13">vorigen</text:span> Nachricht abhängt. <text:span text:style-name="T9">Durch den Vektor wird gekennzeichnet von welcher Quelle die vorangehenden Nachrichten kommen müssen.</text:span></text:p>
      <text:p text:style-name="P18"><text:span text:style-name="T9"/></text:p>
      <text:p text:style-name="P18">Eine Nachricht darf <text:span text:style-name="T9">somit</text:span> erst dann ausgeliefert werden, <text:span text:style-name="T9">wenn der Knoten alle vorangehenden abhängigen Nachrichten erhalten hat. Hierbei ist rekursiv vorzugehen, also falls die direkt vorangehenden Nachrichten wieder kausal abhängige Vorgänger besitzen, so muss auf diese ebenfalls gewartet werden.</text:span></text:p>
      <text:p text:style-name="P18"><text:span text:style-name="T9"/></text:p>
      <text:p text:style-name="P19"><text:span text:style-name="T9">Einfaches Beispiel:</text:span></text:p>
      <text:p text:style-name="P18"><draw:g text:anchor-type="paragraph" draw:z-index="0" draw:style-name="gr1"><draw:line draw:style-name="gr2" draw:text-style-name="P23" svg:x1="1.3cm" svg:y1="0.612cm" svg:x2="17.1cm" svg:y2="0.612cm"><text:p/></draw:line><draw:line draw:style-name="gr3" draw:text-style-name="P23" svg:x1="1.3cm" svg:y1="2.511cm" svg:x2="17.1cm" svg:y2="2.511cm"><text:p/></draw:line><draw:line draw:style-name="gr4" draw:text-style-name="P23" svg:x1="1.3cm" svg:y1="4.512cm" svg:x2="17.1cm" svg:y2="4.512cm"><text:p/></draw:line><draw:frame draw:style-name="gr5" draw:text-style-name="P25" svg:width="1.281cm" svg:height="0.983cm" svg:x="0cm" svg:y="0.011cm"><draw:text-box><text:p text:style-name="P24"><text:span text:style-name="T14">P1</text:span></text:p></draw:text-box></draw:frame><draw:frame draw:style-name="gr6" draw:text-style-name="P25" svg:width="1.281cm" svg:height="0.983cm" svg:x="0.002cm" svg:y="2.011cm"><draw:text-box><text:p text:style-name="P24"><text:span text:style-name="T14">P1</text:span></text:p></draw:text-box></draw:frame><draw:frame draw:style-name="gr7" draw:text-style-name="P25" svg:width="1.281cm" svg:height="0.983cm" svg:x="0.002cm" svg:y="4.012cm"><draw:text-box><text:p text:style-name="P24"><text:span text:style-name="T14">P1</text:span></text:p></draw:text-box></draw:frame><draw:line draw:style-name="gr8" draw:text-style-name="P23" svg:x1="2cm" svg:y1="0.612cm" svg:x2="4cm" svg:y2="4.512cm"><text:p/></draw:line><draw:line draw:style-name="gr9" draw:text-style-name="P23" svg:x1="2cm" svg:y1="0.612cm" svg:x2="8.4cm" svg:y2="2.512cm"><text:p/></draw:line><draw:line draw:style-name="gr10" draw:text-style-name="P23" svg:x1="4.5cm" svg:y1="4.511cm" svg:x2="6.4cm" svg:y2="2.511cm"><text:p/></draw:line><draw:frame draw:style-name="gr11" draw:text-style-name="P26" svg:width="1.729cm" svg:height="1.227cm" svg:x="0.801cm" svg:y="1.011cm"><draw:text-box><text:p text:style-name="P24"><text:span text:style-name="T15">(1,0,0)</text:span></text:p><text:p text:style-name="P24"><text:span text:style-name="T15">(0,0,0)</text:span></text:p></draw:text-box></draw:frame><draw:frame draw:style-name="gr12" draw:text-style-name="P26" svg:width="1.729cm" svg:height="1.227cm" svg:x="5.2cm" svg:y="3.211cm"><draw:text-box><text:p text:style-name="P24"><text:span text:style-name="T15">(1,2,0)</text:span></text:p><text:p text:style-name="P24"><text:span text:style-name="T15">(1,0,0)</text:span></text:p></draw:text-box></draw:frame><draw:frame draw:style-name="gr13" draw:text-style-name="P26" svg:width="1.729cm" svg:height="1.227cm" svg:x="5.276cm" svg:y="0.611cm"><draw:text-box><text:p text:style-name="P24"><text:span text:style-name="T15">(1,0,0)</text:span></text:p><text:p text:style-name="P24"><text:span text:style-name="T15">(0,0,0)</text:span></text:p></draw:text-box></draw:frame><draw:custom-shape draw:style-name="gr14" draw:text-style-name="P23" svg:width="0.301cm" svg:height="0.301cm" svg:x="4.099cm" svg:y="4.311cm"><text:p/><draw:enhanced-geometry svg:viewBox="0 0 21600 21600" draw:type="rectangle" draw:enhanced-path="M 0 0 L 21600 0 21600 21600 0 21600 0 0 Z N"/></draw:custom-shape><draw:custom-shape draw:style-name="gr15" draw:text-style-name="P23" svg:width="0.301cm" svg:height="0.301cm" svg:x="8.4cm" svg:y="2.311cm"><text:p/><draw:enhanced-geometry svg:viewBox="0 0 21600 21600" draw:type="rectangle" draw:enhanced-path="M 0 0 L 21600 0 21600 21600 0 21600 0 0 Z N"/></draw:custom-shape><draw:custom-shape draw:style-name="gr16" draw:text-style-name="P23" svg:width="0.301cm" svg:height="0.301cm" svg:x="8.8cm" svg:y="2.311cm"><text:p/><draw:enhanced-geometry svg:viewBox="0 0 21600 21600" draw:type="rectangle" draw:enhanced-path="M 0 0 L 21600 0 21600 21600 0 21600 0 0 Z N"/></draw:custom-shape><draw:path draw:style-name="gr17" draw:text-style-name="P23" svg:width="2.316cm" svg:height="0.521cm" draw:transform="skewX (-0.00279252680319093) rotate (-0.0815068760681357) translate (6.5cm 2.51058333333334cm)" svg:viewBox="0 0 2317 522" svg:d="m0 0c1190 1106 2317 112 2317 112"><text:p/></draw:path></draw:g><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MMI8" svg:font-family="CMMI8"/>
    <style:font-face style:name="Mangal1" svg:font-family="Mangal"/>
    <style:font-face style:name="NimbusRomNo9L" svg:font-family="NimbusRomNo9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meta:creation-date>2012-10-31T11:22:40.80</meta:creation-date>
    <dc:date>2012-12-09T09:19:14</dc:date>
    <meta:editing-duration>PT6H50M24S</meta:editing-duration>
    <meta:editing-cycles>37</meta:editing-cycles>
    <meta:generator>LibreOffice/3.6$MacOSX_x86 LibreOffice_project/58f22d5-270d05a-e2abed1-ea17a85-9b5702</meta:generator>
    <meta:document-statistic meta:table-count="0" meta:image-count="0" meta:object-count="0" meta:page-count="2" meta:paragraph-count="27" meta:word-count="449" meta:character-count="3117" meta:non-whitespace-character-count="2679"/>
  </office:meta>
</office:document-meta>
</file>